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Fira Mono" svg:font-family="'Fira Mono'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T1" style:family="text">
      <style:text-properties officeooo:rsid="0011391b"/>
    </style:style>
    <style:style style:name="T2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n Newton - Amazing Grace (Simplified)</text:p>
      <text:p text:style-name="P2"/>
      <text:p text:style-name="P2"/>
      <text:p text:style-name="P2">[Verse]</text:p>
      <text:p text:style-name="P2">&lt;D&gt;-- --- &lt;G&gt;-- &lt;D&gt;-- <text:s text:c="3"/>Amazing grace! How sweet the sound</text:p>
      <text:p text:style-name="P2">&lt;D&gt;-- --- &lt;A&gt;-- --- <text:s text:c="5"/>That saved a wretch like me!</text:p>
      <text:p text:style-name="P2">&lt;D&gt;-- --- &lt;G&gt;-- &lt;D&gt;-- <text:s text:c="3"/>I once was lost, but now am found;</text:p>
      <text:p text:style-name="P2">&lt;D&gt;-- &lt;A&gt;-- &lt;D&gt;-- --- <text:s text:c="3"/>Was blind, but now I see.</text:p>
      <text:p text:style-name="P2"/>
      <text:p text:style-name="P2">[Verse]</text:p>
      <text:p text:style-name="P2">&lt;D&gt;-- --- &lt;G&gt;-- &lt;D&gt;-- <text:s text:c="3"/>’Twas grace that taught my heart to fear,</text:p>
      <text:p text:style-name="P2">&lt;D&gt;-- --- &lt;A&gt;-- --- <text:s text:c="5"/>And grace my fears relieved;</text:p>
      <text:p text:style-name="P2">&lt;D&gt;-- --- &lt;G&gt;-- &lt;D&gt;-- <text:s text:c="3"/>How precious did that grace appear</text:p>
      <text:p text:style-name="P2">&lt;D&gt;-- &lt;A&gt;-- &lt;D&gt;-- --- <text:s text:c="3"/>The hour I first believed.</text:p>
      <text:p text:style-name="P2"/>
      <text:p text:style-name="P2">[Verse]</text:p>
      <text:p text:style-name="P2">&lt;D&gt;-- --- &lt;G&gt;-- &lt;D&gt;-- <text:s text:c="3"/>Through many dangers, toils, and snares,</text:p>
      <text:p text:style-name="P2">&lt;D&gt;-- --- &lt;A&gt;-- --- <text:s text:c="5"/>I have already come;</text:p>
      <text:p text:style-name="P2">&lt;D&gt;-- --- &lt;G&gt;-- &lt;D&gt;-- <text:s text:c="3"/>’Tis grace hath brought me safe thus far,</text:p>
      <text:p text:style-name="P2">&lt;D&gt;-- &lt;A&gt;-- &lt;D&gt;-- --- <text:s text:c="3"/>And grace will lead me home.</text:p>
      <text:p text:style-name="P2"/>
      <text:p text:style-name="P2">[Verse]</text:p>
      <text:p text:style-name="P2">&lt;D&gt;-- --- &lt;G&gt;-- &lt;D&gt;-- <text:s text:c="3"/>The Lord has promised good to me,</text:p>
      <text:p text:style-name="P2">&lt;D&gt;-- --- &lt;A&gt;-- --- <text:s text:c="5"/>His Word my hope secures;</text:p>
      <text:p text:style-name="P2">&lt;D&gt;-- --- &lt;G&gt;-- &lt;D&gt;-- <text:s text:c="3"/>He will my Shield and Portion be,</text:p>
      <text:p text:style-name="P2">&lt;D&gt;-- &lt;A&gt;-- &lt;D&gt;-- --- <text:s text:c="3"/>As long as life endures.</text:p>
      <text:p text:style-name="P2"/>
      <text:p text:style-name="P2">[Verse]</text:p>
      <text:p text:style-name="P2">&lt;D&gt;-- --- &lt;G&gt;-- &lt;D&gt;-- <text:s text:c="3"/>Yea, when this flesh and heart shall fail,</text:p>
      <text:p text:style-name="P2">&lt;D&gt;-- --- &lt;A&gt;-- --- <text:s text:c="5"/>And mortal life shall cease,</text:p>
      <text:p text:style-name="P2">&lt;D&gt;-- --- &lt;G&gt;-- &lt;D&gt;-- <text:s text:c="3"/>I shall possess, within the veil,</text:p>
      <text:p text:style-name="P2">&lt;D&gt;-- &lt;A&gt;-- &lt;D&gt;-- --- <text:s text:c="3"/>A life of joy and peace.</text:p>
      <text:p text:style-name="P2"/>
      <text:p text:style-name="P2">[Verse]</text:p>
      <text:p text:style-name="P2">&lt;D&gt;-- --- &lt;G&gt;-- &lt;D&gt;-- <text:s text:c="3"/>The earth shall soon dissolve like snow,</text:p>
      <text:p text:style-name="P2">&lt;D&gt;-- --- &lt;A&gt;-- --- <text:s text:c="5"/>The sun forbear to shine;</text:p>
      <text:p text:style-name="P2">&lt;D&gt;-- --- &lt;G&gt;-- &lt;D&gt;-- <text:s text:c="3"/>But God, who called me here below,</text:p>
      <text:p text:style-name="P2">&lt;D&gt;-- &lt;A&gt;-- &lt;D&gt;-- --- <text:s text:c="3"/>Will be forever mine.</text:p>
      <text:p text:style-name="P2"/>
      <text:p text:style-name="P2">[Verse]</text:p>
      <text:p text:style-name="P2">&lt;D&gt;-- --- &lt;G&gt;-- &lt;D&gt;-- <text:s text:c="3"/>When we’ve been there ten thousand years,</text:p>
      <text:p text:style-name="P2">&lt;D&gt;-- --- &lt;A&gt;-- --- <text:s text:c="5"/>Bright shining as the sun,</text:p>
      <text:p text:style-name="P2">&lt;D&gt;-- --- &lt;G&gt;-- &lt;D&gt;-- <text:s text:c="3"/>We’ve no less days to sing God’s praise</text:p>
      <text:p text:style-name="P2">&lt;D&gt;-- &lt;A&gt;-- &lt;D&gt;-- --- <text:s text:c="3"/>Than when we’d first begu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Fira Mono" svg:font-family="'Fira Mono'" style:font-pitch="fixed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9:54:55.362684391</meta:creation-date>
    <dc:date>2024-03-18T20:02:09.953978822</dc:date>
    <meta:editing-duration>PT7M15S</meta:editing-duration>
    <meta:editing-cycles>1</meta:editing-cycles>
    <meta:document-statistic meta:table-count="0" meta:image-count="0" meta:object-count="0" meta:page-count="1" meta:paragraph-count="36" meta:word-count="296" meta:character-count="1663" meta:non-whitespace-character-count="1305"/>
    <meta:generator>LibreOffice/7.3.7.2$Linux_X86_64 LibreOffice_project/30$Build-2</meta:generator>
  </office:meta>
</office:document-meta>
</file>